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rinda" svg:font-family="Vrinda"/>
    <style:font-face style:name="Vrinda1" svg:font-family="Vrind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rinda" svg:font-family="Vrinda"/>
    <style:font-face style:name="Vrinda1" svg:font-family="Vrind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Vrinda1" style:font-family-complex="Vrind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rinda" style:font-family-complex="Vrind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rinda" style:font-family-complex="Vrin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rinda" style:font-family-complex="Vrind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2:22:46.61400809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5.2$Linux_X86_64 LibreOffice_project/50$Build-2</meta:generator>
  </office:meta>
</office:document-meta>
</file>